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dd95e" officeooo:paragraph-rsid="001dd95e"/>
    </style:style>
    <style:style style:name="P3" style:family="paragraph" style:parent-style-name="Standard">
      <style:text-properties style:font-name="Arial" fo:font-weight="bold" style:font-weight-asian="bold" style:font-name-complex="Arial1"/>
    </style:style>
    <style:style style:name="P4" style:family="paragraph" style:parent-style-name="Standard">
      <style:paragraph-properties fo:line-height="150%" fo:text-indent="-0.501cm" style:auto-text-indent="false"/>
    </style:style>
    <style:style style:name="P5" style:family="paragraph" style:parent-style-name="Standard">
      <style:paragraph-properties fo:line-height="150%"/>
      <style:text-properties style:font-name="Arial" fo:font-size="8pt" style:font-size-asian="8pt" style:font-name-complex="Arial1" style:font-size-complex="8pt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dd95e"/>
    </style:style>
    <style:style style:name="P9" style:family="paragraph" style:parent-style-name="Standard">
      <style:paragraph-properties fo:margin-right="-1.505cm" fo:line-height="150%" fo:text-indent="-1.251cm" style:auto-text-indent="false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fo:font-style="italic" style:font-style-asian="italic" style:font-name-complex="Arial1" style:font-style-complex="italic" style:font-weight-complex="bold"/>
    </style:style>
    <style:style style:name="T5" style:family="text">
      <style:text-properties style:font-name="Arial" fo:font-size="8pt" style:font-size-asian="8pt" style:font-name-complex="Arial1" style:font-size-complex="8pt"/>
    </style:style>
    <style:style style:name="T6" style:family="text">
      <style:text-properties style:font-name="Arial" style:font-name-complex="Arial1"/>
    </style:style>
    <style:style style:name="T7" style:family="text">
      <style:text-properties style:font-name="Arial" officeooo:rsid="001dd95e" style:font-name-complex="Arial1"/>
    </style:style>
    <style:style style:name="T8" style:family="text">
      <style:text-properties style:font-name="Arial" fo:font-style="italic" style:font-style-asian="italic" style:font-name-complex="Arial1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Bulletin d’adhésion</text:span><text:span text:style-name="T1"/></text:p>
      <text:p text:style-name="P2" loext:marker-style-name="T2"><text:span text:style-name="T2">Melba&amp;Co</text:span></text:p>
      <text:p text:style-name="P3" loext:marker-style-name="T3"/>
      <text:p text:style-name="P3" loext:marker-style-name="T3"/>
      <text:p text:style-name="P4" loext:marker-style-name="T3"><text:span text:style-name="T3">1ère partie </text:span><text:span text:style-name="T4">(à conserver par l’association) </text:span></text:p>
      <text:p text:style-name="P5" loext:marker-style-name="T5"/>
      <text:p text:style-name="P6" loext:marker-style-name="T6"><text:span text:style-name="T6">Je soussigné(e) <text:s/>………………………………………………………………………………. </text:span><text:span text:style-name="T6"/></text:p>
      <text:p text:style-name="P6" loext:marker-style-name="T6"><text:span text:style-name="T6">Né(e) le ………………………… à …………………………………………………………… </text:span><text:span text:style-name="T6"/></text:p>
      <text:p text:style-name="P6" loext:marker-style-name="T6"><text:span text:style-name="T6">Adresse : ……………………………………………………………………………………….</text:span><text:span text:style-name="T6"/></text:p>
      <text:p text:style-name="P6" loext:marker-style-name="T6"><text:span text:style-name="T6">E-mail : …………………………………………………………………………………………</text:span><text:span text:style-name="T6"/></text:p>
      <text:p text:style-name="P6" loext:marker-style-name="T6"><text:span text:style-name="T6">Tél : ……………………………………………………………………………………………..</text:span><text:span text:style-name="T6"/></text:p>
      <text:p text:style-name="P6" loext:marker-style-name="T6"><text:span text:style-name="T6">Déclare solliciter mon adhésion à l’association </text:span><text:span text:style-name="T7">Melba&amp;Co </text:span><text:span text:style-name="T6">pour l’année </text:span><text:span text:style-name="T7">2025</text:span></text:p>
      <text:p text:style-name="P6" loext:marker-style-name="T6"><text:span text:style-name="T6">&gt; Je déclare avoir reçu un exemplaire des statuts (éventuellement du règlement intérieur) de l’association, dont j’ai pu prendre connaissance. </text:span><text:span text:style-name="T6"/></text:p>
      <text:p text:style-name="P6" loext:marker-style-name="T6"><text:span text:style-name="T6">&gt; Je déclare m’engager à respecter toutes les obligations des membres de l’association qui y figurent. </text:span><text:span text:style-name="T6"/></text:p>
      <text:p text:style-name="P7" loext:marker-style-name="T6">&gt; Je déclare avoir été également informé des dispositions de la loi du 6 janvier 1978 qui règlemente le droit de communication dans le fichier des membres de l’association des données personnelles me concernant. </text:p>
      <text:p text:style-name="P8" loext:marker-style-name="T6"><text:span text:style-name="T7">Le montant de la cotisation est libre.</text:span></text:p>
      <text:p text:style-name="P7" loext:marker-style-name="T6"/>
      <text:p text:style-name="P6" loext:marker-style-name="T6"><text:span text:style-name="T6">Fait et signé à ………………………………..……… le …………………………………….. </text:span><text:span text:style-name="T6"/></text:p>
      <text:p text:style-name="P7" loext:marker-style-name="T6"/>
      <text:p text:style-name="P6" loext:marker-style-name="T8"><text:span text:style-name="T8">J’autorise/Je n’autorise pas la publication de photo sur les différents supports de l’Association.</text:span><text:span text:style-name="T8"/></text:p>
      <text:p text:style-name="P9" loext:marker-style-name="T6"><text:span text:style-name="T6">_______________________________________________________________________________</text:span><text:span text:style-name="T6"/></text:p>
      <text:p text:style-name="P5" loext:marker-style-name="T5"/>
      <text:p text:style-name="P4" loext:marker-style-name="T3"><text:span text:style-name="T3">2ème partie </text:span><text:span text:style-name="T4">(à conserver par l’adhérent) </text:span></text:p>
      <text:p text:style-name="P5" loext:marker-style-name="T5"/>
      <text:p text:style-name="P6" loext:marker-style-name="T6"><text:span text:style-name="T6">Je soussignée M. </text:span><text:span text:style-name="T7">Aude Mejean</text:span><text:span text:style-name="T6">, <text:s/></text:span><text:span text:style-name="T7">Trésorière </text:span><text:span text:style-name="T6">de l’association </text:span><text:span text:style-name="T7">Melba&amp;Co</text:span><text:span text:style-name="T6">, déclare avoir reçu ce jour l’adhésion de ……………………………………………. né(e) le …………………………………. pour l’anné</text:span><text:span text:style-name="T7">e 2025 </text:span><text:span text:style-name="T6">ainsi que le paiement de la somme de ………………….</text:span></text:p>
      <text:p text:style-name="P7" loext:marker-style-name="T6"/>
      <text:p text:style-name="P6" loext:marker-style-name="T6"><text:span text:style-name="T6">Fait à ………………………………………………….. , le …………………………………... </text:span><text:span text:style-name="T6"/></text:p>
      <text:p text:style-name="P6" loext:marker-style-name="T6"><text:span text:style-name="T6">Signature du représentant de l’association :</text:span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imSun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fr" fo:country="FR" style:letter-kerning="false" style:font-name-asian="SimSun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ff" loext:opacity="100%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.251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 loext:marker-style-name="MT1"><text:span text:style-name="MT2"><text:tab/></text:span><text:span text:style-name="MT1">Association …</text:span></text:p>
        <text:p text:style-name="MP1" loext:marker-style-name="MT1"><text:span text:style-name="MT1">Adresse</text:span><text:span text:style-name="MT1"/></text:p>
        <text:p text:style-name="MP1" loext:marker-style-name="MT1"><text:span text:style-name="MT1">Téléphone, e-mail</text:span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Modèle de bulletin d’adhésion d’une association</dc:title>
    <meta:initial-creator>PXY</meta:initial-creator>
    <meta:editing-cycles>5</meta:editing-cycles>
    <meta:print-date>2016-12-02T17:23:00</meta:print-date>
    <meta:creation-date>2022-07-16T12:57:00</meta:creation-date>
    <dc:date>2025-09-14T20:49:41.244344600</dc:date>
    <meta:editing-duration>PT18M</meta:editing-duration>
    <meta:generator>LibreOffice/25.2.5.2$Windows_X86_64 LibreOffice_project/03d19516eb2e1dd5d4ccd751a0d6f35f35e08022</meta:generator>
    <meta:document-statistic meta:table-count="0" meta:image-count="0" meta:object-count="0" meta:page-count="1" meta:paragraph-count="23" meta:word-count="189" meta:character-count="1487" meta:non-whitespace-character-count="1309"/>
    <meta:user-defined meta:name="AppVersion">16.0000</meta:user-defined>
    <meta:template xlink:type="simple" xlink:actuate="onRequest" xlink:title="Normal.dotm" xlink:href=""/>
  </office:meta>
</office:document-meta>
</file>